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7.5701in" style:page-number="auto" fo:break-before="page" table:align="margins"/>
    </style:style>
    <style:style style:name="Table7.A" style:family="table-column">
      <style:table-column-properties style:column-width="2.5236in" style:rel-column-width="21845*"/>
    </style:style>
    <style:style style:name="Table7.1" style:family="table-row">
      <style:table-row-properties style:row-height="0.3in"/>
    </style:style>
    <style:style style:name="Table7.A1" style:family="table-cell">
      <style:table-cell-properties style:vertical-align="" fo:padding="0.0382in" fo:border="none"/>
    </style:style>
    <style:style style:name="Table7.A2" style:family="table-cell">
      <style:table-cell-properties style:vertical-align="middle" fo:padding="0.0382in" fo:border-left="none" fo:border-right="none" fo:border-top="none" fo:border-bottom="0.5pt solid #000000"/>
    </style:style>
    <style:style style:name="Table5" style:family="table">
      <style:table-properties style:width="7.5701in" table:align="margins"/>
    </style:style>
    <style:style style:name="Table5.A" style:family="table-column">
      <style:table-column-properties style:column-width="1in" style:rel-column-width="8657*"/>
    </style:style>
    <style:style style:name="Table5.B" style:family="table-column">
      <style:table-column-properties style:column-width="3.9715in" style:rel-column-width="34381*"/>
    </style:style>
    <style:style style:name="Table5.C" style:family="table-column">
      <style:table-column-properties style:column-width="2.5986in" style:rel-column-width="22497*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7.5701in" table:align="margins"/>
    </style:style>
    <style:style style:name="Table4.A" style:family="table-column">
      <style:table-column-properties style:column-width="0.7in" style:rel-column-width="6059*"/>
    </style:style>
    <style:style style:name="Table4.B" style:family="table-column">
      <style:table-column-properties style:column-width="0.35in" style:rel-column-width="3029*"/>
    </style:style>
    <style:style style:name="Table4.E" style:family="table-column">
      <style:table-column-properties style:column-width="0.3in" style:rel-column-width="2597*"/>
    </style:style>
    <style:style style:name="Table4.O" style:family="table-column">
      <style:table-column-properties style:column-width="2.0208in" style:rel-column-width="17495*"/>
    </style:style>
    <style:style style:name="Table4.1" style:family="table-row">
      <style:table-row-properties style:min-row-height="0.1in" style:use-optimal-row-height="false"/>
    </style:style>
    <style:style style:name="Table4.A1" style:family="table-cell">
      <style:table-cell-properties style:vertical-align="middle" fo:padding-left="0.0201in" fo:padding-right="0.0201in" fo:padding-top="0in" fo:padding-bottom="0in" fo:border-left="0.75pt solid #000000" fo:border-right="none" fo:border-top="0.75pt solid #000000" fo:border-bottom="0.75pt solid #000000" style:writing-mode="lr-tb"/>
    </style:style>
    <style:style style:name="Table4.O1" style:family="table-cell">
      <style:table-cell-properties style:vertical-align="middle" fo:padding-left="0.0201in" fo:padding-right="0.0201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7.5701in" table:align="margins"/>
    </style:style>
    <style:style style:name="Table8.A" style:family="table-column">
      <style:table-column-properties style:column-width="0.35in" style:rel-column-width="3029*"/>
    </style:style>
    <style:style style:name="Table8.F" style:family="table-column">
      <style:table-column-properties style:column-width="0.3in" style:rel-column-width="2597*"/>
    </style:style>
    <style:style style:name="Table8.N" style:family="table-column">
      <style:table-column-properties style:column-width="0.7in" style:rel-column-width="6059*"/>
    </style:style>
    <style:style style:name="Table8.P" style:family="table-column">
      <style:table-column-properties style:column-width="2.0208in" style:rel-column-width="17496*"/>
    </style:style>
    <style:style style:name="Table8.1" style:family="table-row">
      <style:table-row-properties style:min-row-height="0.15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P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7.5701in" table:align="margins"/>
    </style:style>
    <style:style style:name="Table6.A" style:family="table-column">
      <style:table-column-properties style:column-width="1.75in" style:rel-column-width="15149*"/>
    </style:style>
    <style:style style:name="Table6.B" style:family="table-column">
      <style:table-column-properties style:column-width="0.3in" style:rel-column-width="2597*"/>
    </style:style>
    <style:style style:name="Table6.J" style:family="table-column">
      <style:table-column-properties style:column-width="3.4201in" style:rel-column-width="29610*"/>
    </style:style>
    <style:style style:name="Table6.1" style:family="table-row">
      <style:table-row-properties style:min-row-height="0.1in" style:use-optimal-row-height="false"/>
    </style:style>
    <style:style style:name="Table6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none" style:writing-mode="lr-tb"/>
    </style:style>
    <style:style style:name="Table6.I1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none" style:writing-mode="lr-tb"/>
    </style:style>
    <style:style style:name="Table6.J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6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6.I2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6.A3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6.I3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" style:family="table">
      <style:table-properties style:width="7.5701in" table:align="margins"/>
    </style:style>
    <style:style style:name="Table1.A" style:family="table-column">
      <style:table-column-properties style:column-width="2.65in" style:rel-column-width="22941*"/>
    </style:style>
    <style:style style:name="Table1.B" style:family="table-column">
      <style:table-column-properties style:column-width="0.6in" style:rel-column-width="5194*"/>
    </style:style>
    <style:style style:name="Table1.C" style:family="table-column">
      <style:table-column-properties style:column-width="4.3201in" style:rel-column-width="37400*"/>
    </style:style>
    <style:style style:name="Table1.1" style:family="table-row">
      <style:table-row-properties style:min-row-height="0.1in" style:use-optimal-row-height="false"/>
    </style:style>
    <style:style style:name="Table1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1.C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1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1" style:family="table">
      <style:table-properties style:width="7.5701in" table:align="margins"/>
    </style:style>
    <style:style style:name="Table11.A" style:family="table-column">
      <style:table-column-properties style:column-width="0.35in" style:rel-column-width="3029*"/>
    </style:style>
    <style:style style:name="Table11.B" style:family="table-column">
      <style:table-column-properties style:column-width="2.3in" style:rel-column-width="19911*"/>
    </style:style>
    <style:style style:name="Table11.C" style:family="table-column">
      <style:table-column-properties style:column-width="0.6in" style:rel-column-width="5194*"/>
    </style:style>
    <style:style style:name="Table11.D" style:family="table-column">
      <style:table-column-properties style:column-width="4.3201in" style:rel-column-width="37401*"/>
    </style:style>
    <style:style style:name="Table11.1" style:family="table-row">
      <style:table-row-properties style:min-row-height="0.0097in"/>
    </style:style>
    <style:style style:name="Table11.A1" style:family="table-cell">
      <style:table-cell-properties fo:padding-left="0.0201in" fo:padding-right="0.0201in" fo:padding-top="0.0097in" fo:padding-bottom="0.0097in" fo:border="none"/>
    </style:style>
    <style:style style:name="Table11.B1" style:family="table-cell">
      <style:table-cell-properties style:vertical-align="middle" fo:padding-left="0.0201in" fo:padding-right="0.0201in" fo:padding-top="0.0097in" fo:padding-bottom="0.0097in" fo:border="0.75pt solid #000000"/>
    </style:style>
    <style:style style:name="Table1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/>
    </style:style>
    <style:style style:name="Table9" style:family="table">
      <style:table-properties style:width="7.5701in" table:align="margins"/>
    </style:style>
    <style:style style:name="Table9.A" style:family="table-column">
      <style:table-column-properties style:column-width="0.35in" style:rel-column-width="3029*"/>
    </style:style>
    <style:style style:name="Table9.B" style:family="table-column">
      <style:table-column-properties style:column-width="2.3in" style:rel-column-width="19911*"/>
    </style:style>
    <style:style style:name="Table9.C" style:family="table-column">
      <style:table-column-properties style:column-width="0.6in" style:rel-column-width="5194*"/>
    </style:style>
    <style:style style:name="Table9.D" style:family="table-column">
      <style:table-column-properties style:column-width="4.3201in" style:rel-column-width="37401*"/>
    </style:style>
    <style:style style:name="Table9.1" style:family="table-row">
      <style:table-row-properties style:min-row-height="0.0097in"/>
    </style:style>
    <style:style style:name="Table9.A1" style:family="table-cell">
      <style:table-cell-properties fo:padding="0.0201in" fo:border="none"/>
    </style:style>
    <style:style style:name="Table9.B1" style:family="table-cell">
      <style:table-cell-properties style:vertical-align="middle" fo:padding="0.0201in" fo:border="0.75pt solid #000000"/>
    </style:style>
    <style:style style:name="Table2" style:family="table">
      <style:table-properties style:width="7.5701in" table:align="margins"/>
    </style:style>
    <style:style style:name="Table2.A" style:family="table-column">
      <style:table-column-properties style:column-width="0.35in" style:rel-column-width="3029*"/>
    </style:style>
    <style:style style:name="Table2.B" style:family="table-column">
      <style:table-column-properties style:column-width="2.4in" style:rel-column-width="20776*"/>
    </style:style>
    <style:style style:name="Table2.D" style:family="table-column">
      <style:table-column-properties style:column-width="2.4201in" style:rel-column-width="20954*"/>
    </style:style>
    <style:style style:name="Table2.1" style:family="table-row">
      <style:table-row-properties style:min-row-height="0.1in" style:use-optimal-row-height="false"/>
    </style:style>
    <style:style style:name="Table2.A1" style:family="table-cell">
      <style:table-cell-properties style:vertical-align="middle" fo:padding="0.0382in" fo:border="none" style:writing-mode="lr-tb"/>
    </style:style>
    <style:style style:name="Table2.B1" style:family="table-cell">
      <style:table-cell-properties style:vertical-align="middle" fo:padding="0in" fo:border-left="0.75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middle" fo:padding="0in" fo:border-left="0.75pt solid #000000" fo:border-right="0.75pt solid #000000" fo:border-top="1pt solid #000000" fo:border-bottom="1pt solid #000000" style:writing-mode="lr-tb"/>
    </style:style>
    <style:style style:name="Table2.2" style:family="table-row">
      <style:table-row-properties style:min-row-height="0.7in" style:use-optimal-row-height="false"/>
    </style:style>
    <style:style style:name="Table2.B2" style:family="table-cell">
      <style:table-cell-properties style:vertical-align="middle" fo:padding="0in" fo:border-left="0.75pt solid #000000" fo:border-right="none" fo:border-top="none" fo:border-bottom="1pt solid #000000" style:writing-mode="lr-tb"/>
    </style:style>
    <style:style style:name="Table2.D2" style:family="table-cell">
      <style:table-cell-properties style:vertical-align="middle" fo:padding="0in" fo:border-left="0.75pt solid #000000" fo:border-right="0.75pt solid #000000" fo:border-top="none" fo:border-bottom="1pt solid #000000" style:writing-mode="lr-tb"/>
    </style:style>
    <style:style style:name="P1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fac67f"/>
    </style:style>
    <style:style style:name="P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17c85"/>
    </style:style>
    <style:style style:name="P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8cb0f9"/>
    </style:style>
    <style:style style:name="P8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fo:font-size="7pt" officeooo:rsid="01550d60" officeooo:paragraph-rsid="01569b6d" style:font-size-asian="6.09999990463257pt" style:font-size-complex="7pt"/>
    </style:style>
    <style:style style:name="P9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2pt" officeooo:rsid="017f798d" officeooo:paragraph-rsid="017f798d" style:font-size-asian="1.75pt" style:font-size-complex="2pt"/>
    </style:style>
    <style:style style:name="P10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1c6a026" style:font-name-asian="Times New Roman" style:font-size-asian="15pt" style:font-name-complex="Times New Roman" style:font-size-complex="15pt"/>
    </style:style>
    <style:style style:name="P11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8pt" officeooo:rsid="0289c0fd" officeooo:paragraph-rsid="0289c0fd" style:font-name-asian="Times New Roman" style:font-size-asian="8pt" style:font-name-complex="Times New Roman" style:font-size-complex="8pt"/>
    </style:style>
    <style:style style:name="P12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3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4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paragraph-rsid="0289c0fd" style:font-size-asian="8pt" style:font-size-complex="8pt"/>
    </style:style>
    <style:style style:name="P15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rsid="0289c0fd" officeooo:paragraph-rsid="0289c0fd" style:font-size-asian="8pt" style:font-size-complex="8pt"/>
    </style:style>
    <style:style style:name="P16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968039" style:font-size-asian="6pt" style:font-style-asian="normal" style:font-size-complex="6pt" style:font-style-complex="normal"/>
    </style:style>
    <style:style style:name="P17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fo:font-weight="bold" officeooo:paragraph-rsid="01a824e0" style:font-size-asian="6pt" style:font-style-asian="normal" style:font-weight-asian="bold" style:font-size-complex="6pt" style:font-style-complex="normal" style:font-weight-complex="bold"/>
    </style:style>
    <style:style style:name="P18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6pt" officeooo:paragraph-rsid="004818a9" style:font-size-asian="6pt" style:font-size-complex="6pt"/>
    </style:style>
    <style:style style:name="P19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0" style:family="paragraph" style:parent-style-name="Table_20_Paragraph">
      <style:paragraph-properties fo:margin-left="0in" fo:margin-right="0in" fo:margin-top="0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1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22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23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paragraph-rsid="001b1145" style:font-size-asian="6pt" style:font-weight-asian="bold" style:font-size-complex="6pt"/>
    </style:style>
    <style:style style:name="P24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size-asian="6pt" style:font-weight-asian="bold" style:font-size-complex="6pt"/>
    </style:style>
    <style:style style:name="P25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name-asian="Times New Roman" style:font-size-asian="6pt" style:font-weight-asian="bold" style:font-name-complex="Times New Roman" style:font-size-complex="6pt"/>
    </style:style>
    <style:style style:name="P26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3e75bc" style:font-size-asian="6pt" style:font-weight-asian="normal" style:font-size-complex="6pt" style:font-weight-complex="normal"/>
    </style:style>
    <style:style style:name="P27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28" style:family="paragraph" style:parent-style-name="Table_20_Paragraph">
      <style:paragraph-properties fo:margin-left="0in" fo:margin-right="0in" fo:margin-top="0.029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7pt" officeooo:paragraph-rsid="023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Paragraph">
      <style:paragraph-properties fo:margin-left="0in" fo:margin-right="0in" fo:margin-top="0.0453in" fo:margin-bottom="0in" style:contextual-spacing="false" fo:line-height="0.111in" fo:text-indent="0in" style:auto-text-indent="false">
        <style:tab-stops/>
      </style:paragraph-properties>
      <style:text-properties style:font-name="Times New Roman" fo:font-size="7pt" officeooo:paragraph-rsid="023e75bc" style:font-size-asian="7pt" style:font-size-complex="7pt"/>
    </style:style>
    <style:style style:name="P30" style:family="paragraph" style:parent-style-name="Table_20_Paragraph">
      <style:paragraph-properties fo:margin-left="0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pt" fo:font-weight="normal" officeooo:rsid="01d5c4f4" officeooo:paragraph-rsid="01fac67f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left="0in" fo:margin-right="0in" fo:margin-top="0.020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fo:color="#000000" loext:opacity="100%"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32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430bb5" style:font-size-asian="6pt" style:font-style-asian="normal" style:font-size-complex="6pt" style:font-style-complex="normal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18cb0f9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aa6f46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1aa6f46"/>
    </style:style>
    <style:style style:name="P37" style:family="paragraph" style:parent-style-name="Text_20_body">
      <style:paragraph-properties fo:margin-top="0in" fo:margin-bottom="0in" style:contextual-spacing="false"/>
      <style:text-properties fo:font-size="4pt" style:font-size-asian="3.5pt" style:font-size-complex="4pt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Times New Roman" fo:font-size="3pt" style:font-size-asian="2.59999990463257pt" style:font-size-complex="3pt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d6c43" style:font-size-asian="6pt" style:font-weight-asian="normal" style:font-size-complex="6pt"/>
    </style:style>
    <style:style style:name="P4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53e72" style:font-size-asian="6pt" style:font-weight-asian="normal" style:font-size-complex="6pt"/>
    </style:style>
    <style:style style:name="P4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b8c8" style:font-size-asian="6pt" style:font-weight-asian="normal" style:font-size-complex="6pt"/>
    </style:style>
    <style:style style:name="P4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45a1" style:font-size-asian="6pt" style:font-weight-asian="normal" style:font-size-complex="6pt"/>
    </style:style>
    <style:style style:name="P4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27e0b4" style:font-size-asian="6pt" style:font-weight-asian="normal" style:font-size-complex="6pt"/>
    </style:style>
    <style:style style:name="P4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de87e" style:font-size-asian="6pt" style:font-weight-asian="normal" style:font-size-complex="6pt"/>
    </style:style>
    <style:style style:name="P46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fb34" style:font-size-asian="6pt" style:font-weight-asian="normal" style:font-size-complex="6pt"/>
    </style:style>
    <style:style style:name="P47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e457" style:font-size-asian="6pt" style:font-weight-asian="normal" style:font-size-complex="6pt"/>
    </style:style>
    <style:style style:name="P48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075bb" style:font-size-asian="6pt" style:font-weight-asian="normal" style:font-size-complex="6pt"/>
    </style:style>
    <style:style style:name="P49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193f8" style:font-size-asian="6pt" style:font-weight-asian="normal" style:font-size-complex="6pt"/>
    </style:style>
    <style:style style:name="P50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84337" style:font-size-asian="6pt" style:font-weight-asian="normal" style:font-size-complex="6pt"/>
    </style:style>
    <style:style style:name="P5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8857" style:font-size-asian="6pt" style:font-weight-asian="normal" style:font-size-complex="6pt"/>
    </style:style>
    <style:style style:name="P5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a595" style:font-size-asian="6pt" style:font-weight-asian="normal" style:font-size-complex="6pt"/>
    </style:style>
    <style:style style:name="P5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e46fc" style:font-size-asian="6pt" style:font-weight-asian="normal" style:font-size-complex="6pt"/>
    </style:style>
    <style:style style:name="P5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fa5ce" style:font-size-asian="6pt" style:font-weight-asian="normal" style:font-size-complex="6pt"/>
    </style:style>
    <style:style style:name="P5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cb78" style:font-size-asian="6pt" style:font-weight-asian="normal" style:font-size-complex="6pt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458e52" style:font-size-asian="6pt" style:font-weight-asian="normal" style:font-size-complex="6pt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2068f8" style:font-size-asian="6pt" style:font-weight-asian="normal" style:font-size-complex="6pt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59" style:family="paragraph" style:parent-style-name="Standard">
      <style:paragraph-properties fo:margin-top="0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style="normal" fo:font-weight="normal" officeooo:paragraph-rsid="023e75bc" style:font-size-asian="6pt" style:font-style-asian="normal" style:font-weight-asian="normal" style:font-size-complex="6pt" style:font-style-complex="normal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62" style:family="paragraph" style:parent-style-name="Table_20_Paragraph">
      <style:paragraph-properties fo:margin-top="0in" fo:margin-bottom="0in" style:contextual-spacing="false"/>
      <style:text-properties fo:font-size="6pt" style:font-size-asian="6pt" style:font-size-complex="6pt"/>
    </style:style>
    <style:style style:name="P63" style:family="paragraph" style:parent-style-name="Table_20_Paragraph">
      <style:paragraph-properties fo:margin-top="0in" fo:margin-bottom="0in" style:contextual-spacing="false"/>
      <style:text-properties fo:font-size="6pt" officeooo:paragraph-rsid="02a43645" style:font-size-asian="6pt" style:font-size-complex="6pt"/>
    </style:style>
    <style:style style:name="P64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2ea7f89" style:font-size-asian="6pt" style:font-size-complex="6pt"/>
    </style:style>
    <style:style style:name="P65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30a189d" style:font-size-asian="6pt" style:font-size-complex="6pt"/>
    </style:style>
    <style:style style:name="P66" style:family="paragraph" style:parent-style-name="Table_20_Paragraph">
      <style:paragraph-properties fo:margin-top="0in" fo:margin-bottom="0in" style:contextual-spacing="false" fo:text-align="center" style:justify-single-word="false"/>
      <style:text-properties officeooo:paragraph-rsid="02ea7f89"/>
    </style:style>
    <style:style style:name="P67" style:family="paragraph" style:parent-style-name="Table_20_Paragraph">
      <style:paragraph-properties fo:margin-top="0in" fo:margin-bottom="0in" style:contextual-spacing="false" fo:text-align="center" style:justify-single-word="false"/>
      <style:text-properties officeooo:paragraph-rsid="030a189d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pt" fo:font-weight="normal" style:font-size-asian="7pt" style:font-weight-asian="normal" style:font-size-complex="7pt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style:font-size-asian="6pt" style:font-weight-asian="normal" style:font-size-complex="6pt"/>
    </style:style>
    <style:style style:name="P7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ced84" style:font-size-asian="6pt" style:font-weight-asian="normal" style:font-size-complex="6pt"/>
    </style:style>
    <style:style style:name="P71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a4cfb" style:font-size-asian="6pt" style:font-weight-asian="normal" style:font-size-complex="6pt"/>
    </style:style>
    <style:style style:name="P72" style:family="paragraph" style:parent-style-name="Standard">
      <style:paragraph-properties fo:text-align="end" style:justify-single-word="false">
        <style:tab-stops/>
      </style:paragraph-properties>
      <style:text-properties officeooo:paragraph-rsid="01fac67f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74" style:family="paragraph" style:parent-style-name="Standard">
      <style:text-properties style:font-name="Times New Roman" fo:font-size="3pt" officeooo:paragraph-rsid="023e75bc" style:font-size-asian="2.59999990463257pt" style:font-size-complex="3pt"/>
    </style:style>
    <style:style style:name="P75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officeooo:paragraph-rsid="01fac67f"/>
    </style:style>
    <style:style style:name="P76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officeooo:paragraph-rsid="01fac67f"/>
    </style:style>
    <style:style style:name="P77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fo:font-size="7pt" officeooo:paragraph-rsid="01fac67f" style:font-size-asian="6.09999990463257pt" style:font-size-complex="7pt"/>
    </style:style>
    <style:style style:name="P78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paragraph-rsid="00062cd5" style:font-size-asian="6pt" style:font-weight-asian="normal" style:font-size-complex="6pt" style:font-weight-complex="normal"/>
    </style:style>
    <style:style style:name="P79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4d4bf" officeooo:paragraph-rsid="01d4d4bf" style:font-name-asian="Times New Roman" style:font-size-asian="6pt" style:font-weight-asian="normal" style:font-name-complex="Times New Roman" style:font-size-complex="6pt" style:font-weight-complex="normal"/>
    </style:style>
    <style:style style:name="P80" style:family="paragraph" style:parent-style-name="Body_20_Text">
      <style:text-properties officeooo:paragraph-rsid="020de9ca"/>
    </style:style>
    <style:style style:name="P81" style:family="paragraph" style:parent-style-name="Body_20_Text">
      <style:text-properties fo:font-size="7pt" style:font-size-asian="7pt" style:font-size-complex="7pt"/>
    </style:style>
    <style:style style:name="P82" style:family="paragraph" style:parent-style-name="Table_20_Paragraph">
      <style:paragraph-properties fo:margin-left="0.0193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7pt" officeooo:paragraph-rsid="008c91a5" style:font-size-asian="7pt" style:font-size-complex="7pt"/>
    </style:style>
    <style:style style:name="P83" style:family="paragraph" style:parent-style-name="Normal">
      <style:text-properties fo:font-size="6pt" fo:font-weight="bold" officeooo:paragraph-rsid="01e28a8e" style:font-size-asian="6pt" style:font-weight-asian="bold" style:font-size-complex="6pt" style:font-weight-complex="bold"/>
    </style:style>
    <style:style style:name="P84" style:family="paragraph" style:parent-style-name="Table_20_Paragraph">
      <style:text-properties fo:font-size="6pt" style:font-size-asian="6pt" style:font-size-complex="6pt"/>
    </style:style>
    <style:style style:name="P85" style:family="paragraph" style:parent-style-name="Table_20_Paragraph">
      <style:text-properties fo:font-size="6pt" officeooo:paragraph-rsid="02582ee6" style:font-size-asian="6pt" style:font-size-complex="6pt"/>
    </style:style>
    <style:style style:name="P86" style:family="paragraph" style:parent-style-name="Table_20_Paragraph">
      <style:text-properties fo:font-size="6pt" fo:font-weight="bold" officeooo:paragraph-rsid="023e75bc" style:font-size-asian="6pt" style:font-weight-asian="bold" style:font-size-complex="6pt" style:font-weight-complex="bold"/>
    </style:style>
    <style:style style:name="P87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a824e0" style:font-size-asian="6pt" style:font-weight-asian="normal" style:font-size-complex="6pt"/>
    </style:style>
    <style:style style:name="P88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606873" officeooo:paragraph-rsid="01a824e0" style:font-size-asian="6pt" style:font-weight-asian="bold" style:font-size-complex="6pt" style:font-weight-complex="bold"/>
    </style:style>
    <style:style style:name="P89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90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829f04" officeooo:paragraph-rsid="01a824e0" style:font-size-asian="6pt" style:font-weight-asian="bold" style:font-size-complex="6pt" style:font-weight-complex="bold"/>
    </style:style>
    <style:style style:name="P91" style:family="paragraph" style:parent-style-name="Table_20_Paragraph">
      <style:paragraph-properties fo:text-align="center" style:justify-single-word="fals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P92" style:family="paragraph" style:parent-style-name="Table_20_Paragraph">
      <style:paragraph-properties fo:text-align="center" style:justify-single-word="false"/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93" style:family="paragraph" style:parent-style-name="Table_20_Paragraph">
      <style:text-properties officeooo:paragraph-rsid="02a43645"/>
    </style:style>
    <style:style style:name="P94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P95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rsid="02f18e30" officeooo:paragraph-rsid="03108c4e" style:font-size-asian="6pt" style:font-size-complex="6pt"/>
    </style:style>
    <style:style style:name="P96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officeooo:rsid="02f18e30" officeooo:paragraph-rsid="0317b34f" style:font-size-asian="7.5pt" style:font-size-complex="7.5pt"/>
    </style:style>
    <style:style style:name="T1" style:family="text">
      <style:text-properties fo:font-weight="normal" officeooo:rsid="00b278a6" style:font-weight-asian="normal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officeooo:rsid="0023e03e" style:font-size-asian="10pt" style:font-size-complex="10pt"/>
    </style:style>
    <style:style style:name="T4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7pt" officeooo:rsid="004180c2" style:font-size-asian="7pt" style:font-size-complex="7pt"/>
    </style:style>
    <style:style style:name="T6" style:family="text">
      <style:text-properties style:font-name="Times New Roman" fo:font-size="7pt" officeooo:rsid="010f6448" style:font-size-asian="7pt" style:font-size-complex="7pt"/>
    </style:style>
    <style:style style:name="T7" style:family="text">
      <style:text-properties style:font-name="Times New Roman" fo:font-size="7pt" officeooo:rsid="00355b41" style:font-size-asian="7pt" style:font-size-complex="7pt"/>
    </style:style>
    <style:style style:name="T8" style:family="text">
      <style:text-properties style:font-name="Times New Roman" fo:font-size="7pt" fo:font-weight="bold" officeooo:rsid="0024510d" style:font-size-asian="7pt" style:font-weight-asian="bold" style:font-size-complex="7pt" style:text-scale="105%"/>
    </style:style>
    <style:style style:name="T9" style:family="text">
      <style:text-properties style:font-name="Times New Roman" fo:font-size="7pt" fo:font-weight="bold" officeooo:rsid="00b534af" style:font-size-asian="7pt" style:font-weight-asian="bold" style:font-size-complex="7pt" style:text-scale="105%"/>
    </style:style>
    <style:style style:name="T10" style:family="text">
      <style:text-properties style:font-name="Times New Roman" fo:font-size="7pt" fo:font-weight="bold" officeooo:rsid="003204ce" style:font-size-asian="7pt" style:font-weight-asian="bold" style:font-size-complex="7pt" style:text-scale="105%"/>
    </style:style>
    <style:style style:name="T11" style:family="text">
      <style:text-properties style:font-name="Times New Roman" fo:font-size="6pt" style:font-size-asian="6pt" style:font-size-complex="6pt" style:text-scale="102%"/>
    </style:style>
    <style:style style:name="T12" style:family="text">
      <style:text-properties style:font-name="Times New Roman" fo:font-size="6pt" fo:font-weight="bold" officeooo:rsid="01fac67f" style:font-size-asian="6pt" style:font-weight-asian="bold" style:font-size-complex="6pt" style:text-scale="105%"/>
    </style:style>
    <style:style style:name="T13" style:family="text">
      <style:text-properties style:font-name="Times New Roman" fo:font-size="8pt" style:font-name-asian="Times New Roman" style:font-size-asian="8pt" style:font-name-complex="Times New Roman" style:font-size-complex="8pt" style:text-scale="105%"/>
    </style:style>
    <style:style style:name="T14" style:family="text">
      <style:text-properties style:font-name="Times New Roman" fo:font-weight="bold" officeooo:rsid="0289c0f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size="7.5pt" officeooo:rsid="02f18e30" style:font-size-asian="7.5pt" style:font-size-complex="7.5pt" style:text-scale="102%"/>
    </style:style>
    <style:style style:name="T16" style:family="text">
      <style:text-properties officeooo:rsid="01290735"/>
    </style:style>
    <style:style style:name="T17" style:family="text">
      <style:text-properties fo:color="#000000" loext:opacity="100%" style:font-name="Times New Roman" fo:font-size="2pt" fo:font-weight="bold" officeooo:rsid="015782b2" style:font-size-asian="1.75pt" style:font-weight-asian="bold" style:font-size-complex="2pt" style:font-weight-complex="bold" style:text-scale="102%"/>
    </style:style>
    <style:style style:name="T18" style:family="text">
      <style:text-properties officeooo:rsid="014c43e6"/>
    </style:style>
    <style:style style:name="T19" style:family="text">
      <style:text-properties fo:font-weight="bold" officeooo:rsid="01829f04" style:font-weight-asian="bold" style:font-weight-complex="bold"/>
    </style:style>
    <style:style style:name="T20" style:family="text">
      <style:text-properties fo:font-weight="bold" officeooo:rsid="018c47aa" style:font-weight-asian="bold" style:font-weight-complex="bold"/>
    </style:style>
    <style:style style:name="T21" style:family="text">
      <style:text-properties officeooo:rsid="01626494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officeooo:rsid="01829f04"/>
    </style:style>
    <style:style style:name="T24" style:family="text">
      <style:text-properties officeooo:rsid="01d4d4bf"/>
    </style:style>
    <style:style style:name="T25" style:family="text">
      <style:text-properties officeooo:rsid="01dcb98d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style:font-size-asian="6pt" style:font-size-complex="6pt" style:text-scale="102%"/>
    </style:style>
    <style:style style:name="T28" style:family="text">
      <style:text-properties fo:font-size="6pt" officeooo:rsid="02a43645" style:font-size-asian="6pt" style:font-size-complex="6pt"/>
    </style:style>
    <style:style style:name="T29" style:family="text">
      <style:text-properties fo:font-size="6pt" officeooo:rsid="02c4f2c1" style:font-size-asian="6pt" style:font-size-complex="6pt"/>
    </style:style>
    <style:style style:name="T30" style:family="text">
      <style:text-properties fo:font-size="6pt" officeooo:rsid="0309b345" style:font-size-asian="6pt" style:font-size-complex="6pt"/>
    </style:style>
    <style:style style:name="T31" style:family="text">
      <style:text-properties fo:font-size="6pt" officeooo:rsid="030ec253" style:font-size-asian="6pt" style:font-size-complex="6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style:font-size-asian="8pt" style:font-size-complex="8pt" style:text-scale="105%"/>
    </style:style>
    <style:style style:name="T34" style:family="text">
      <style:text-properties officeooo:rsid="0289c0fd"/>
    </style:style>
    <style:style style:name="T3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94"><text:a xlink:type="simple" xlink:href="py3o://with=%22vuser=set(objects.mapped('employee_id'))%22" text:style-name="Internet_20_link" text:visited-style-name="Visited_20_Internet_20_Link"><text:span text:style-name="T3">with="vuser=set(objects.mapped('employee_id'))"</text:span></text:a></text:p>
      <text:p text:style-name="P33"><text:a xlink:type="simple" xlink:href="py3o://for=%22vuser_id%20in%20vuser%22" text:style-name="Internet_20_link" text:visited-style-name="Visited_20_Internet_20_Link"><text:span text:style-name="T2">for="vuser_id in vuser"</text:span></text:a></text:p>
      <text:p text:style-name="P1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4">with="vfromdate=sorted(objects.filtered(lambda x: x.employee_id.id == vuser_id.id).mapped('at_date'))[:1]"</text:span></text:a></text:p>
      <text:p text:style-name="P1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1">with="vtodate=sorted(objects.filtered(lambda x: x.employee_id.id == vuser_id.id).mapped('at_date'))[-1:]"</text:span></text:a></text:p>
      <text:p text:style-name="P2"><text:a xlink:type="simple" xlink:href="py3o://with=%22vobject=sorted(objects.filtered(lambda%20x:%20x.employee_id.id%20==%20vuser_id.id))[:1]%22" text:style-name="Internet_20_link" text:visited-style-name="Visited_20_Internet_20_Link"><text:span text:style-name="T16">with="vobject=sorted(objects.filtered(lambda x: x.employee_id.id == vuser_id.id))[:1]"</text:span></text:a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5">Bảng chấm công</text:p>
          </table:table-cell>
          <table:table-cell table:style-name="Table7.A1" office:value-type="string">
            <text:p text:style-name="P11">Tháng</text:p>
          </table:table-cell>
          <table:table-cell table:style-name="Table7.A1" office:value-type="string">
            <text:p text:style-name="P14"><text:span text:style-name="Default_20_Paragraph_20_Font"><text:span text:style-name="T14">Từ</text:span></text:span><text:span text:style-name="Default_20_Paragraph_20_Font"> </text:span><text:span text:style-name="Default_20_Paragraph_20_Font"><text:text-input text:description="py3o://function=&quot;format_datetime(vfromdate[0], format='dd - MM')&quot;">fdate</text:text-input></text:span><text:span text:style-name="Default_20_Paragraph_20_Font"><text:s/></text:span><text:span text:style-name="Default_20_Paragraph_20_Font"><text:span text:style-name="T34">đến</text:span></text:span><text:span text:style-name="Default_20_Paragraph_20_Font"> </text:span><text:span text:style-name="Default_20_Paragraph_20_Font"><text:text-input text:description="py3o://function=&quot;format_datetime(vtodate[0], format='dd - MM - YYYY')&quot;">tdate</text:text-input></text:span></text:p>
          </table:table-cell>
        </table:table-row>
        <table:table-row table:style-name="TableLine2159503874720">
          <table:table-cell table:style-name="Table7.A2" office:value-type="string">
            <text:p text:style-name="P12"><text:span text:style-name="Default_20_Paragraph_20_Font"><text:span text:style-name="T32">Attendance Record</text:span></text:span><text:span text:style-name="Default_20_Paragraph_20_Font"><text:span text:style-name="T13"><text:tab/></text:span></text:span></text:p>
          </table:table-cell>
          <table:table-cell table:style-name="Table7.A2" office:value-type="string">
            <text:p text:style-name="P10"><text:span text:style-name="Default_20_Paragraph_20_Font"><text:span text:style-name="T33"><text:text-input text:description="py3o://function=&quot;format_datetime(vtodate[0], format='MMMM, YYYY')&quot;">Month</text:text-input></text:span></text:span></text:p>
          </table:table-cell>
          <table:table-cell table:style-name="Table7.A2" office:value-type="string">
            <text:p text:style-name="P13"><text:span text:style-name="Default_20_Paragraph_20_Font"><text:span text:style-name="T32">From </text:span></text:span><text:span text:style-name="Default_20_Paragraph_20_Font"><text:span text:style-name="T32"><text:text-input text:description="py3o://function=&quot;format_datetime(vfromdate[0], format='dd MMM')&quot;">fdate</text:text-input></text:span></text:span><text:span text:style-name="Default_20_Paragraph_20_Font"><text:span text:style-name="T32"><text:s/>to </text:span></text:span><text:span text:style-name="Default_20_Paragraph_20_Font"><text:span text:style-name="T32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8"><text:span text:style-name="Default_20_Paragraph_20_Font"><text:span text:style-name="T17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59503877712">
          <table:table-cell table:style-name="Table5.A1" office:value-type="string">
            <text:p text:style-name="Body_20_Text"><text:span text:style-name="Default_20_Paragraph_20_Font"><text:span text:style-name="T22">Mã NV/ Staff No.:<text:tab/></text:span></text:span></text:p>
            <text:p text:style-name="Body_20_Text"><text:span text:style-name="Default_20_Paragraph_20_Font"><text:span text:style-name="T22">Họ tên/ Name:</text:span></text:span></text:p>
            <text:p text:style-name="P81">Bộ phận:/ Section:</text:p>
          </table:table-cell>
          <table:table-cell table:style-name="Table5.A1" office:value-type="string">
            <text:p text:style-name="P80"><text:span text:style-name="Default_20_Paragraph_20_Font"><text:span text:style-name="T22"><text:text-input text:description="py3o://function=&quot;vuser_id.code&quot;">[Staff]</text:text-input></text:span></text:span><text:span text:style-name="Default_20_Paragraph_20_Font"><text:span text:style-name="T22"><text:tab/><text:tab/><text:tab/></text:span></text:span></text:p>
            <text:p text:style-name="P80"><text:span text:style-name="Default_20_Paragraph_20_Font"><text:span text:style-name="T22"><text:text-input text:description="py3o://function=&quot;vuser_id.name&quot;">[EmployeeName]</text:text-input></text:span></text:span><text:span text:style-name="Default_20_Paragraph_20_Font"><text:span text:style-name="T22"><text:s/>- </text:span></text:span><text:span text:style-name="Default_20_Paragraph_20_Font"><text:span text:style-name="T22"><text:text-input text:description="py3o://function=&quot;vuser_id.department_id.name&quot;">[Department]</text:text-input></text:span></text:span></text:p>
            <text:p text:style-name="P80"><text:span text:style-name="Default_20_Paragraph_20_Font"><text:span text:style-name="T22"><text:text-input text:description="py3o://function=&quot;vobject[0].department_id.name&quot;">Department</text:text-input></text:span></text:span><text:span text:style-name="Default_20_Paragraph_20_Font"><text:span text:style-name="T22"><text:tab/></text:span></text:span></text:p>
          </table:table-cell>
          <table:table-cell table:style-name="Table5.A1" office:value-type="string">
            <text:p text:style-name="Body_20_Text"><text:span text:style-name="Default_20_Paragraph_20_Font"><text:span text:style-name="T22">Ký xác nhận/ Signature:</text:span></text:span></text:p>
            <text:p text:style-name="Body_20_Text"><text:span text:style-name="Default_20_Paragraph_20_Font"><text:span text:style-name="T22"/></text:span></text:p>
            <text:p text:style-name="Body_20_Text"><text:span text:style-name="Default_20_Paragraph_20_Font"><text:span text:style-name="T22">Nơi làm việc/ Working Place:</text:span>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E" table:number-columns-repeated="8"/>
        <table:table-column table:style-name="Table4.A" table:number-columns-repeated="2"/>
        <table:table-column table:style-name="Table4.O"/>
        <table:table-row table:style-name="Table4.1">
          <table:table-cell table:style-name="Table4.A1" table:number-rows-spanned="3" office:value-type="string">
            <text:p text:style-name="P17">Ngày/ Date</text:p>
          </table:table-cell>
          <table:table-cell table:style-name="Table4.A1" table:number-rows-spanned="3" office:value-type="string">
            <text:p text:style-name="P22">Ký hiệu công/ Attend ance Mark</text:p>
          </table:table-cell>
          <table:table-cell table:style-name="Table4.A1" table:number-columns-spanned="2" office:value-type="string">
            <text:p text:style-name="P17">Giờ chấm công/ Working time</text:p>
          </table:table-cell>
          <table:covered-table-cell/>
          <table:table-cell table:style-name="Table4.A1" table:number-columns-spanned="8" office:value-type="string">
            <text:p text:style-name="P88">Giờ làm thêm/ Overti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91"><text:span text:style-name="T23">Điểm đến/ </text:span>Check in location</text:p>
          </table:table-cell>
          <table:table-cell table:style-name="Table4.A1" table:number-rows-spanned="3" office:value-type="string">
            <text:p text:style-name="P91"><text:span text:style-name="T23">Điểm về/ </text:span>Check out location</text:p>
          </table:table-cell>
          <table:table-cell table:style-name="Table4.O1" table:number-rows-spanned="3" office:value-type="string">
            <text:p text:style-name="P91"><text:span text:style-name="T23">Ghi chú/ </text:span>D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17">Vào/ IN</text:p>
          </table:table-cell>
          <table:table-cell table:style-name="Table4.C2" table:number-rows-spanned="2" office:value-type="string">
            <text:p text:style-name="P17">Ra/ OUT</text:p>
          </table:table-cell>
          <table:table-cell table:style-name="Table4.C2" table:number-columns-spanned="2" office:value-type="string">
            <text:p text:style-name="P91"><text:span text:style-name="T21">Ngày thường/ </text:span>Weekday</text:p>
          </table:table-cell>
          <table:covered-table-cell/>
          <table:table-cell table:style-name="Table4.C2" table:number-rows-spanned="2" office:value-type="string">
            <text:p text:style-name="P87"><text:span text:style-name="T19">Tổn</text:span><text:span text:style-name="T20">g</text:span><text:span text:style-name="T19">/ Total (W)</text:span></text:p>
          </table:table-cell>
          <table:table-cell table:style-name="Table4.C2" table:number-columns-spanned="2" office:value-type="string">
            <text:p text:style-name="P89"><text:span text:style-name="T23">Ngày nghỉ/ </text:span>Holiday</text:p>
          </table:table-cell>
          <table:covered-table-cell/>
          <table:table-cell table:style-name="Table4.C2" table:number-columns-spanned="2" office:value-type="string">
            <text:p text:style-name="P89"><text:span text:style-name="T23">Ngày lễ/ </text:span>Public Holiday</text:p>
          </table:table-cell>
          <table:covered-table-cell/>
          <table:table-cell table:style-name="Table4.C2" table:number-rows-spanned="2" office:value-type="string">
            <text:p text:style-name="P90">Tổng/ Total (H)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91"><text:span text:style-name="T23">Giờ thường/ </text:span>OT</text:p>
          </table:table-cell>
          <table:table-cell table:style-name="Table4.C2" office:value-type="string">
            <text:p text:style-name="P91"><text:span text:style-name="T23">Giờ đêm/ </text:span>ST</text:p>
          </table:table-cell>
          <table:covered-table-cell/>
          <table:table-cell table:style-name="Table4.C2" office:value-type="string">
            <text:p text:style-name="P92"><text:span text:style-name="T23">Giờ thường/ </text:span>OT</text:p>
          </table:table-cell>
          <table:table-cell table:style-name="Table4.C2" office:value-type="string">
            <text:p text:style-name="P92"><text:span text:style-name="T23">Giờ đêm/ </text:span>ST</text:p>
          </table:table-cell>
          <table:table-cell table:style-name="Table4.C2" office:value-type="string">
            <text:p text:style-name="P92"><text:span text:style-name="T23">Giờ thường/ </text:span>OT</text:p>
          </table:table-cell>
          <table:table-cell table:style-name="Table4.C2" office:value-type="string">
            <text:p text:style-name="P92"><text:span text:style-name="T23">Giờ đêm/ </text:span>ST</text:p>
          </table:table-cell>
          <table:covered-table-cell/>
          <table:covered-table-cell/>
          <table:covered-table-cell/>
          <table:covered-table-cell/>
        </table:table-row>
      </table:table>
      <text:p text:style-name="P36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5">for="o in sorted(objects.filtered(lambda x: x.employee_id.id == vuser_id.id), key=lambda x: x.at_date)"</text:span></text:a></text:p>
      <text:p text:style-name="P36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6">with="vcheckin=o.check_in and time.strftime("%M", time.strptime(str(o.check_in), '%Y-%m-%d %H:%M:%S')) or ''"</text:span></text:a></text:p>
      <text:p text:style-name="P35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6">with="vcheckout=o.check_out and time.strftime("%M", time.strptime(str(o.check_out), '%Y-%m-%d %H:%M:%S')) or ''"</text:span></text:a></text:p>
      <table:table table:name="Table8" table:style-name="Table8">
        <table:table-column table:style-name="Table8.A" table:number-columns-repeated="5"/>
        <table:table-column table:style-name="Table8.F" table:number-columns-repeated="8"/>
        <table:table-column table:style-name="Table8.N" table:number-columns-repeated="2"/>
        <table:table-column table:style-name="Table8.P"/>
        <table:table-row table:style-name="Table8.1">
          <table:table-cell table:style-name="Table8.A1" office:value-type="string">
            <text:p text:style-name="P32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18"><text:text-input text:description="py3o://function=&quot;o.at_day_str[:3]&quot;">[Weekday]</text:text-input></text:p>
          </table:table-cell>
          <table:table-cell table:style-name="Table8.A1" office:value-type="string">
            <text:p text:style-name="P96"><text:span text:style-name="Default_20_Paragraph_20_Font"><text:span text:style-name="T27"><text:text-input text:description="py3o://function=&quot;o.status_codes&quot;">Status</text:text-input></text:span></text:span></text:p>
          </table:table-cell>
          <table:table-cell table:style-name="Table8.A1" office:value-type="string">
            <text:p text:style-name="P32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16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69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69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71"><text:text-input text:description="py3o://function=&quot;(o.wd_ot+o.wd_st) and format_currency(o.wd_ot+o.wd_st, format='#,##0.00') or ''&quot;">wd_ot_st</text:text-input></text:p>
          </table:table-cell>
          <table:table-cell table:style-name="Table8.A1" office:value-type="string">
            <text:p text:style-name="P69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69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69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69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70"><text:text-input text:description="py3o://function=&quot;(o.hd_ot+o.ph_ot+o.hd_st+o.ph_st) and format_currency(o.hd_ot+o.ph_ot+o.hd_st+o.ph_st, format='#,##0.00') or ''&quot;">hd_ph_ot_st</text:text-input></text:p>
          </table:table-cell>
          <table:table-cell table:style-name="Table8.A1" office:value-type="string">
            <text:p text:style-name="P84"><text:user-field-get text:name="py3o.o.check_in_location_id.name">check_in_location</text:user-field-get></text:p>
          </table:table-cell>
          <table:table-cell table:style-name="Table8.A1" office:value-type="string">
            <text:p text:style-name="P84"><text:user-field-get text:name="py3o.o.check_out_location_id.name">check_out_location</text:user-field-get></text:p>
          </table:table-cell>
          <table:table-cell table:style-name="Table8.P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26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26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26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26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26">for="note in vListNotes"</text:span></text:a></text:p>
            <text:p text:style-name="P62"><text:text-input text:description="py3o://function=&quot;html_sanitize(note) and html_sanitize(note.strip()) or ''&quot;">[Notes]</text:text-input></text:p>
            <text:p text:style-name="Table_20_Paragraph"><text:a xlink:type="simple" xlink:href="py3o:///for" text:style-name="Internet_20_link" text:visited-style-name="Visited_20_Internet_20_Link"><text:span text:style-name="T26">/for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/with" text:style-name="Internet_20_link" text:visited-style-name="Visited_20_Internet_20_Link"><text:span text:style-name="T26">/with</text:span></text:a></text:p>
            <text:p text:style-name="Table_20_Paragraph"><text:a xlink:type="simple" xlink:href="py3o:///if" text:style-name="Internet_20_link" text:visited-style-name="Visited_20_Internet_20_Link"><text:span text:style-name="T26">/if</text:span></text:a></text:p>
            <text:p text:style-name="P93"><text:a xlink:type="simple" xlink:href="py3o://if=%22not%20o.request_description%22" text:style-name="Internet_20_link" text:visited-style-name="Visited_20_Internet_20_Link"><text:span text:style-name="T28">if="not o.request_description"</text:span></text:a></text:p>
            <text:p text:style-name="P63"><text:text-input text:description="py3o://function=&quot;''&quot;">[Notes]</text:text-input></text:p>
            <text:p text:style-name="P93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34"><text:a xlink:type="simple" xlink:href="py3o:///for" text:style-name="Internet_20_link" text:visited-style-name="Visited_20_Internet_20_Link"><text:span text:style-name="T7">/for</text:span></text:a></text:p>
      <table:table table:name="Table6" table:style-name="Table6">
        <table:table-column table:style-name="Table6.A"/>
        <table:table-column table:style-name="Table6.B" table:number-columns-repeated="8"/>
        <table:table-column table:style-name="Table6.J"/>
        <table:table-row table:style-name="Table6.1">
          <table:table-cell table:style-name="Table6.A1" office:value-type="string">
            <text:p text:style-name="P23"><text:span text:style-name="T18">Tổng giờ làm thêm/ </text:span>Total (hrs)</text:p>
          </table:table-cell>
          <table:table-cell table:style-name="Table6.A1" office:value-type="string">
            <text:p text:style-name="P40"><text:text-input text:description="py3o://function=&quot;vobject[0].wd_ot_sum and format_currency(vobject[0].wd_ot_sum, format='#,##0.00') or ''&quot;">weekdaytotal</text:text-input></text:p>
          </table:table-cell>
          <table:table-cell table:style-name="Table6.A1" office:value-type="string">
            <text:p text:style-name="P42"><text:text-input text:description="py3o://function=&quot;vobject[0].wd_st_sum and format_currency(vobject[0].wd_st_sum, format='#,##0.00') or ''&quot;">weekdaysttotal</text:text-input></text:p>
          </table:table-cell>
          <table:table-cell table:style-name="Table6.A1" office:value-type="string">
            <text:p text:style-name="P44"><text:text-input text:description="py3o://function=&quot;vobject[0].wd_sum and format_currency(vobject[0].wd_sum, format='#,##0.00') or ''&quot;">weekday</text:text-input></text:p>
          </table:table-cell>
          <table:table-cell table:style-name="Table6.A1" office:value-type="string">
            <text:p text:style-name="P42"><text:text-input text:description="py3o://function=&quot;vobject[0].hd_ot_sum and format_currency(vobject[0].hd_ot_sum, format='#,##0.00') or ''&quot;">holidaytotal</text:text-input></text:p>
          </table:table-cell>
          <table:table-cell table:style-name="Table6.A1" office:value-type="string">
            <text:p text:style-name="P47"><text:text-input text:description="py3o://function=&quot;vobject[0].hd_st_sum and format_currency(vobject[0].hd_st_sum, format='#,##0.00') or ''&quot;">holidaysttotal</text:text-input></text:p>
          </table:table-cell>
          <table:table-cell table:style-name="Table6.A1" office:value-type="string">
            <text:p text:style-name="P48"><text:text-input text:description="py3o://function=&quot;vobject[0].ph_ot_sum and format_currency(vobject[0].ph_ot_sum, format='#,##0.00') or ''&quot;">pholidaytotal</text:text-input></text:p>
          </table:table-cell>
          <table:table-cell table:style-name="Table6.A1" office:value-type="string">
            <text:p text:style-name="P49"><text:text-input text:description="py3o://function=&quot;vobject[0].ph_st_sum and format_currency(vobject[0].ph_st_sum, format='#,##0.00') or ''&quot;">pholidaysttotal</text:text-input></text:p>
          </table:table-cell>
          <table:table-cell table:style-name="Table6.I1" office:value-type="string">
            <text:p text:style-name="P53"><text:text-input text:description="py3o://function=&quot;vobject[0].hd_sum and format_currency(vobject[0].hd_sum, format='#,##0.00') or ''&quot;">holiday</text:text-input></text:p>
          </table:table-cell>
          <table:table-cell table:style-name="Table6.J1" table:number-rows-spanned="3" office:value-type="string">
            <text:p text:style-name="P82"/>
          </table:table-cell>
        </table:table-row>
        <table:table-row table:style-name="Table6.1">
          <table:table-cell table:style-name="Table6.A2" office:value-type="string">
            <text:p text:style-name="P24">Giờ làm thêm định mức/ Allowed OT (hrs)</text:p>
          </table:table-cell>
          <table:table-cell table:style-name="Table6.A2" office:value-type="string">
            <text:p text:style-name="P41"><text:text-input text:description="py3o://function=&quot;vobject[0].allow_wd_ot and format_currency(vobject[0].allow_wd_ot, format='#,##0.00') or ''&quot;">allweekdaytotal</text:text-input></text:p>
          </table:table-cell>
          <table:table-cell table:style-name="Table6.A2" office:value-type="string">
            <text:p text:style-name="P43"><text:text-input text:description="py3o://function=&quot;vobject[0].allow_wd_st and format_currency(vobject[0].allow_wd_st, format='#,##0.00') or ''&quot;">allweekdaysttotal</text:text-input></text:p>
          </table:table-cell>
          <table:table-cell table:style-name="Table6.A2" office:value-type="string">
            <text:p text:style-name="P45"><text:text-input text:description="py3o://function=&quot;vobject[0].allow_wd_overtime and format_currency(vobject[0].allow_wd_overtime, format='#,##0.00') or ''&quot;">allweekday</text:text-input></text:p>
          </table:table-cell>
          <table:table-cell table:style-name="Table6.A2" office:value-type="string">
            <text:p text:style-name="P46"><text:text-input text:description="py3o://function=&quot;vobject[0].allow_hd_ot and format_currency(vobject[0].allow_hd_ot, format='#,##0.00') or ''&quot;">allholidaytotal</text:text-input></text:p>
          </table:table-cell>
          <table:table-cell table:style-name="Table6.A2" office:value-type="string">
            <text:p text:style-name="P50"><text:text-input text:description="py3o://function=&quot;vobject[0].allow_hd_st and format_currency(vobject[0].allow_hd_st, format='#,##0.00') or ''&quot;">allholidaysttotal</text:text-input></text:p>
          </table:table-cell>
          <table:table-cell table:style-name="Table6.A2" office:value-type="string">
            <text:p text:style-name="P51"><text:text-input text:description="py3o://function=&quot;vobject[0].allow_ph_ot and format_currency(vobject[0].allow_ph_ot, format='#,##0.00') or ''&quot;">allowpholidaytotal</text:text-input></text:p>
          </table:table-cell>
          <table:table-cell table:style-name="Table6.A2" office:value-type="string">
            <text:p text:style-name="P51"><text:text-input text:description="py3o://function=&quot;vobject[0].allow_ph_st and format_currency(vobject[0].allow_ph_st, format='#,##0.00') or ''&quot;">allowpholidaysttotal</text:text-input></text:p>
          </table:table-cell>
          <table:table-cell table:style-name="Table6.I2" office:value-type="string">
            <text:p text:style-name="P54"><text:text-input text:description="py3o://function=&quot;vobject[0].allow_hd_overtime and format_currency(vobject[0].allow_hd_overtime, format='#,##0.00') or ''&quot;">allholiday</text:text-input></text:p>
          </table:table-cell>
          <table:covered-table-cell/>
        </table:table-row>
        <table:table-row table:style-name="Table6.1">
          <table:table-cell table:style-name="Table6.A3" table:number-columns-spanned="3" office:value-type="string">
            <text:p text:style-name="P25">Giờ làm thêm vượt/ Exceeded OT (hrs)</text:p>
          </table:table-cell>
          <table:covered-table-cell/>
          <table:covered-table-cell/>
          <table:table-cell table:style-name="Table6.A3" office:value-type="string">
            <text:p text:style-name="P52"><text:text-input text:description="py3o://function=&quot;vobject[0].exceed_wd_overtime and format_currency(vobject[0].exceed_wd_overtime, format='#,##0.00') or ''&quot;">WeekdayExceed</text:text-input></text:p>
          </table:table-cell>
          <table:table-cell table:style-name="Table6.A3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6.I3" office:value-type="string">
            <text:p text:style-name="P55"><text:text-input text:description="py3o://function=&quot;vobject[0].exceed_hd_overtime and format_currency(vobject[0].exceed_hd_overtime, format='#,##0.00') or ''&quot;">HolidayExceed</text:text-input></text:p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8"><text:span text:style-name="T24">Đi muộn/ </text:span>Late-in times this period</text:p>
          </table:table-cell>
          <table:table-cell table:style-name="Table1.B1" office:value-type="string">
            <text:p text:style-name="P39"><text:span text:style-name="Default_20_Paragraph_20_Font"><text:span text:style-name="T27"><text:text-input text:description="py3o://function=&quot;vobject[0].late_in_count and format_currency(vobject[0].late_in_count, format='#,##0.0') or ''&quot;">latein</text:text-input></text:span></text:span></text:p>
          </table:table-cell>
          <table:table-cell table:style-name="Table1.C1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78"><text:span text:style-name="T24">Về sớm/ </text:span>Early-out times this period</text:p>
          </table:table-cell>
          <table:table-cell table:style-name="Table1.B2" office:value-type="string">
            <text:p text:style-name="P56"><text:text-input text:description="py3o://function=&quot;vobject[0].early_out_count and format_currency(vobject[0].early_out_count, format='#,##0.0') or ''&quot;">earlyout</text:text-input></text:p>
          </table:table-cell>
          <table:table-cell table:style-name="Table1.C1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79">Quên chấm công/ Forget OT (hrs)</text:p>
          </table:table-cell>
          <table:table-cell table:style-name="Table1.B2" office:value-type="string">
            <text:p text:style-name="P57"><text:text-input text:description="py3o://function=&quot;vobject[0].forget_count and format_currency(vobject[0].forget_count, format='#,##0.0') or ''&quot;">forget</text:text-input></text:p>
          </table:table-cell>
          <table:table-cell table:style-name="Table1.C1" office:value-type="string">
            <text:p text:style-name="P68"/>
          </table:table-cell>
        </table:table-row>
      </table:table>
      <text:p text:style-name="P38"/>
      <text:p text:style-name="P83">Hiện trạng ngày công/ Status of work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8" office:value-type="string">
            <text:p text:style-name="P29"/>
          </table:table-cell>
          <table:table-cell table:style-name="Table11.B1" office:value-type="string">
            <text:p text:style-name="P19"/>
          </table:table-cell>
          <table:table-cell table:style-name="Table11.B1" office:value-type="string">
            <text:p text:style-name="P20"><text:span text:style-name="T25">Số ngày/ </text:span>Day</text:p>
          </table:table-cell>
          <table:table-cell table:style-name="Table11.A1" table:number-rows-spanned="8" office:value-type="string">
            <text:p text:style-name="P28"/>
          </table:table-cell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làm/ </text:span>O: Attendance</text:p>
          </table:table-cell>
          <table:table-cell table:style-name="Table11.B2" office:value-type="string">
            <text:p text:style-name="P58"><text:text-input text:description="py3o://function=&quot;vobject[0].attendance_count and format_currency(vobject[0].attendance_count, format='#,##0.0') or ''&quot;">att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hỉ không lương/ </text:span>X: Absent</text:p>
          </table:table-cell>
          <table:table-cell table:style-name="Table11.B2" office:value-type="string">
            <text:p text:style-name="P58"><text:text-input text:description="py3o://function=&quot;vobject[0].absence_count and format_currency(vobject[0].absence_count, format='#,##0.0') or ''&quot;">abs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hỉ phép/ </text:span>L: Leaves</text:p>
          </table:table-cell>
          <table:table-cell table:style-name="Table11.B2" office:value-type="string">
            <text:p text:style-name="P60"><text:text-input text:description="py3o://function=&quot;vobject[0].requested_leaves_count and format_currency(vobject[0].requested_leaves_count, format='#,##0.0') or ''&quot;">lea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ày nghỉ khác/ </text:span>OH: Holiday</text:p>
          </table:table-cell>
          <table:table-cell table:style-name="Table11.B2" office:value-type="string">
            <text:p text:style-name="P58"><text:text-input text:description="py3o://function=&quot;vobject[0].oh_count and format_currency(vobject[0].oh_count, format='#,##0.0') or ''&quot;">o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5">Công ngày nghỉ đặc biệt/ </text:span>SH: Other Special holiday</text:p>
          </table:table-cell>
          <table:table-cell table:style-name="Table11.B2" office:value-type="string">
            <text:p text:style-name="P58"><text:text-input text:description="py3o://function=&quot;vobject[0].sh_count and format_currency(vobject[0].sh_count, format='#,##0.0') or ''&quot;">s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86"><text:span text:style-name="T25">Tổng ngày công/ </text:span>Total Woking days</text:p>
          </table:table-cell>
          <table:table-cell table:style-name="Table11.B2" office:value-type="string">
            <text:p text:style-name="P59"><text:text-input text:description="py3o://function=&quot;vobject[0].working_days_sum and format_currency(vobject[0].working_days_sum, format='#,##0.0') or ''&quot;">total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26">Công hưởng BHXH/ Attendance of social insurance</text:p>
          </table:table-cell>
          <table:table-cell table:style-name="Table11.B2" office:value-type="string">
            <text:p text:style-name="P26"/>
          </table:table-cell>
          <table:covered-table-cell/>
        </table:table-row>
      </table:table>
      <text:p text:style-name="P3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Standard"/>
          </table:table-cell>
          <table:table-cell table:style-name="Table9.B1" office:value-type="string">
            <text:p text:style-name="P85">Số ngày nghỉ quy đổi từ giờ làm thêm vượt/</text:p>
            <text:p text:style-name="P27">Exceeded OT hours equivation to number of sustituded holiday</text:p>
          </table:table-cell>
          <table:table-cell table:style-name="Table9.B1" office:value-type="string">
            <text:p text:style-name="P31"><text:text-input text:description="py3o://function=&quot;vobject[0].exceed_ot_subtitude and format_currency(vobject[0].exceed_ot_subtitude, format='#,##0.0') or ''&quot;">exceed_ot_subtitude</text:text-input></text:p>
          </table:table-cell>
          <table:table-cell table:style-name="Table9.A1" office:value-type="string">
            <text:p text:style-name="Standard"/>
          </table:table-cell>
        </table:table-row>
      </table:table>
      <text:p text:style-name="P74"/>
      <text:p text:style-name="P6"><text:span text:style-name="Default_20_Paragraph_20_Font"><text:span text:style-name="T12">Phê duyệt bởi/ Approved by: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77"/>
          </table:table-cell>
          <table:table-cell table:style-name="Table2.B1" office:value-type="string">
            <text:p text:style-name="P21">Giám đốc dự án/ project Manager</text:p>
          </table:table-cell>
          <table:table-cell table:style-name="Table2.B1" office:value-type="string">
            <text:p text:style-name="P61">Trưởng phòng ban/ Site – Siction Manager</text:p>
          </table:table-cell>
          <table:table-cell table:style-name="Table2.D1" office:value-type="string">
            <text:p text:style-name="P73">Phòng hành chính/ Administration Dept.</text:p>
          </table:table-cell>
        </table:table-row>
        <table:table-row table:style-name="Table2.2">
          <table:table-cell table:style-name="Table2.A1" office:value-type="string">
            <text:p text:style-name="P76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75"/>
          </table:table-cell>
          <table:table-cell table:style-name="Table2.D2" office:value-type="string">
            <text:p text:style-name="P72"/>
          </table:table-cell>
        </table:table-row>
      </table:table>
      <text:p text:style-name="P5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3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for" text:style-name="Internet_20_link" text:visited-style-name="Visited_20_Internet_20_Link"><text:span text:style-name="Default_20_Paragraph_20_Font"><text:span text:style-name="T10">/for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in" fo:margin-bottom="0.1in" fo:margin-left="0.4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2-02-15T08:30:06.158000000</dc:date>
    <meta:editing-cycles>527</meta:editing-cycles>
    <meta:editing-duration>PT19H34M1S</meta:editing-duration>
    <meta:document-statistic meta:table-count="9" meta:image-count="0" meta:object-count="0" meta:page-count="2" meta:paragraph-count="128" meta:word-count="463" meta:character-count="2844" meta:non-whitespace-character-count="2606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